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otted_20__28_var_29_"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_20__28_var_29_" svg:stroke-width="0.051cm" svg:stroke-color="#00ff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0000ff" draw:textarea-horizontal-align="center" draw:textarea-vertical-align="middle"/>
    </style:style>
    <style:style style:name="gr8" style:family="graphic" style:parent-style-name="standard">
      <style:graphic-properties draw:fill-color="#800000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width="0.051cm" svg:stroke-color="#8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color="#0000ff" fo:font-size="12pt" style:font-size-asian="12pt" style:font-size-complex="12pt"/>
    </style:style>
    <style:style style:name="P5" style:family="paragraph">
      <style:text-properties fo:color="#0000ff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800000" fo:font-size="12pt" style:font-size-asian="12pt" style:font-size-complex="12pt"/>
    </style:style>
    <style:style style:name="P7" style:family="paragraph">
      <style:text-properties fo:color="#800000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color="#00ff00"/>
    </style:style>
    <style:style style:name="P9" style:family="paragraph">
      <style:text-properties fo:color="#00ff00"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0000ff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color="#800000"/>
    </style:style>
    <style:style style:name="P14" style:family="paragraph">
      <style:paragraph-properties fo:margin-left="0cm" fo:margin-right="0cm" fo:text-indent="0cm"/>
      <style:text-properties fo:color="#0000ff" fo:font-size="10pt" style:font-size-asian="10pt" style:font-size-complex="10pt"/>
    </style:style>
    <style:style style:name="P15" style:family="paragraph">
      <style:text-properties fo:color="#0000ff" fo:font-size="10pt" style:font-size-asian="10pt" style:font-size-complex="10pt"/>
    </style:style>
    <style:style style:name="P16" style:family="paragraph">
      <style:paragraph-properties fo:margin-left="0cm" fo:margin-right="0cm" fo:text-indent="0cm"/>
      <style:text-properties fo:color="#00ff00" fo:font-size="10pt" style:font-size-asian="10pt" style:font-size-complex="10pt"/>
    </style:style>
    <style:style style:name="P17" style:family="paragraph">
      <style:text-properties fo:color="#00ff00" fo:font-size="10pt" style:font-size-asian="10pt" style:font-size-complex="10pt"/>
    </style:style>
    <style:style style:name="P18" style:family="paragraph">
      <style:paragraph-properties fo:margin-left="0cm" fo:margin-right="0cm" fo:text-indent="0cm"/>
      <style:text-properties fo:color="#800000" fo:font-size="10pt" style:font-size-asian="10pt" style:font-size-complex="10pt"/>
    </style:style>
    <style:style style:name="P19" style:family="paragraph">
      <style:text-properties fo:color="#800000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00ff00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0000ff" style:text-position="-33% 58%" fo:font-size="10pt" fo:font-style="normal" style:font-size-asian="10pt" style:font-style-asian="normal" style:font-size-complex="10pt" style:font-style-complex="normal"/>
    </style:style>
    <style:style style:name="T9" style:family="text">
      <style:text-properties fo:color="#00ff00"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00ff00" style:text-position="-33% 58%" fo:font-size="10pt" fo:font-style="normal" style:font-size-asian="10pt" style:font-style-asian="normal" style:font-size-complex="10pt" style:font-style-complex="normal"/>
    </style:style>
    <style:style style:name="T11" style:family="text">
      <style:text-properties fo:color="#800000"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800000" style:text-position="-33% 58%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text-position="-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95cm" svg:y1="1.637cm" svg:x2="2.695cm" svg:y2="6.717cm">
          <text:p text:style-name="P11"/>
        </draw:line>
        <draw:line draw:style-name="gr1" draw:text-style-name="P1" draw:layer="layout" svg:x1="2.695cm" svg:y1="6.969cm" svg:x2="2.682cm" svg:y2="10.358cm">
          <text:p text:style-name="P11"/>
        </draw:line>
        <draw:line draw:style-name="gr1" draw:text-style-name="P1" draw:layer="layout" svg:x1="7.917cm" svg:y1="10.358cm" svg:x2="2.683cm" svg:y2="10.359cm">
          <text:p text:style-name="P11"/>
        </draw:line>
        <draw:path draw:style-name="gr2" draw:text-style-name="P1" draw:layer="layout" svg:width="1.269cm" svg:height="2.242cm" svg:x="2.724cm" svg:y="7.141cm" svg:viewBox="0 0 1270 2243" svg:d="m0 2243c141-99 141-113 141-113 0 0 310-550 296-536s551-1002 551-1002l282-592">
          <text:p text:style-name="P11"/>
        </draw:path>
        <draw:path draw:style-name="gr2" draw:text-style-name="P1" draw:layer="layout" svg:width="0.479cm" svg:height="4.331cm" svg:x="4.064cm" svg:y="2.343cm" svg:viewBox="0 0 480 4332" svg:d="m0 4332 71-734c71-734 226-2004 226-2004l183-1594">
          <text:p text:style-name="P11"/>
        </draw:path>
        <draw:path draw:style-name="gr2" draw:text-style-name="P1" draw:layer="layout" svg:width="2.539cm" svg:height="2.737cm" svg:x="4.855cm" svg:y="3.937cm" svg:viewBox="0 0 2540 2738" svg:d="m2540 0-240 339c-240 339-776 1030-776 1030l-1073 1044-451 325">
          <text:p text:style-name="P11"/>
        </draw:path>
        <draw:path draw:style-name="gr2" draw:text-style-name="P1" draw:layer="layout" svg:width="0.507cm" svg:height="0.211cm" svg:x="3.98cm" svg:y="6.929cm" svg:viewBox="0 0 508 212" svg:d="m0 212c339-113 494-212 508-212l-14 14">
          <text:p text:style-name="P11"/>
        </draw:path>
        <draw:line draw:style-name="gr2" draw:text-style-name="P1" draw:layer="layout" svg:x1="4.008cm" svg:y1="7.126cm" svg:x2="4.064cm" svg:y2="6.915cm">
          <text:p text:style-name="P11"/>
        </draw:line>
        <draw:line draw:style-name="gr3" draw:text-style-name="P1" draw:layer="layout" svg:x1="2.694cm" svg:y1="6.689cm" svg:x2="2.694cm" svg:y2="6.929cm">
          <text:p text:style-name="P11"/>
        </draw:line>
        <draw:line draw:style-name="gr3" draw:text-style-name="P1" draw:layer="layout" svg:x1="4.066cm" svg:y1="6.689cm" svg:x2="4.066cm" svg:y2="6.929cm">
          <text:p text:style-name="P11"/>
        </draw:line>
        <draw:line draw:style-name="gr3" draw:text-style-name="P1" draw:layer="layout" svg:x1="4.826cm" svg:y1="6.675cm" svg:x2="4.466cm" svg:y2="6.929cm">
          <text:p text:style-name="P11"/>
        </draw:line>
        <draw:frame draw:style-name="gr4" draw:text-style-name="P3" draw:layer="layout" svg:width="1.615cm" svg:height="0.806cm" svg:x="2.808cm" svg:y="2.993cm">
          <draw:text-box>
            <text:p text:style-name="P2"><text:span text:style-name="T1">Solid</text:span></text:p>
          </draw:text-box>
        </draw:frame>
        <draw:frame draw:style-name="gr4" draw:text-style-name="P3" draw:layer="layout" svg:width="1.84cm" svg:height="0.806cm" svg:x="4.383cm" svg:y="4.509cm">
          <draw:text-box>
            <text:p text:style-name="P2"><text:span text:style-name="T1">Liquid</text:span></text:p>
          </draw:text-box>
        </draw:frame>
        <draw:frame draw:style-name="gr4" draw:text-style-name="P3" draw:layer="layout" svg:width="1.412cm" svg:height="0.806cm" svg:x="5.683cm" svg:y="8.709cm">
          <draw:text-box>
            <text:p text:style-name="P2"><text:span text:style-name="T1">Gas</text:span></text:p>
          </draw:text-box>
        </draw:frame>
        <draw:frame draw:style-name="gr4" draw:text-style-name="P5" draw:layer="layout" svg:width="1.552cm" svg:height="1.199cm" svg:x="3.881cm" svg:y="7.174cm">
          <draw:text-box>
            <text:p text:style-name="P4"><text:span text:style-name="T2">Triple</text:span></text:p>
            <text:p text:style-name="P4"><text:span text:style-name="T2">point</text:span></text:p>
          </draw:text-box>
        </draw:frame>
        <draw:line draw:style-name="gr5" draw:text-style-name="P1" draw:layer="layout" svg:x1="2.696cm" svg:y1="8.241cm" svg:x2="3.401cm" svg:y2="8.241cm">
          <text:p text:style-name="P11"/>
        </draw:line>
        <draw:line draw:style-name="gr5" draw:text-style-name="P1" draw:layer="layout" svg:x1="3.444cm" svg:y1="10.315cm" svg:x2="3.402cm" svg:y2="8.241cm">
          <text:p text:style-name="P11"/>
        </draw:line>
        <draw:line draw:style-name="gr6" draw:text-style-name="P1" draw:layer="layout" svg:x1="2.697cm" svg:y1="7.141cm" svg:x2="3.994cm" svg:y2="7.126cm">
          <text:p text:style-name="P11"/>
        </draw:line>
        <draw:ellipse draw:style-name="gr7" draw:text-style-name="P1" draw:layer="layout" svg:width="0.203cm" svg:height="0.198cm" svg:x="3.916cm" svg:y="7.031cm">
          <text:p text:style-name="P11"/>
        </draw:ellipse>
        <draw:ellipse draw:style-name="gr8" draw:text-style-name="P1" draw:layer="layout" svg:width="0.203cm" svg:height="0.198cm" svg:x="7.311cm" svg:y="3.831cm">
          <text:p text:style-name="P11"/>
        </draw:ellipse>
        <draw:frame draw:style-name="gr4" draw:text-style-name="P7" draw:layer="layout" svg:width="1.81cm" svg:height="1.199cm" svg:x="5.881cm" svg:y="2.775cm">
          <draw:text-box>
            <text:p text:style-name="P6"><text:span text:style-name="T3">Critical</text:span></text:p>
            <text:p text:style-name="P6"><text:span text:style-name="T3">point</text:span></text:p>
          </draw:text-box>
        </draw:frame>
        <draw:frame draw:style-name="gr4" draw:text-style-name="P3" draw:layer="layout" svg:width="1.607cm" svg:height="0.806cm" svg:x="4.683cm" svg:y="11.009cm">
          <draw:text-box>
            <text:p text:style-name="P2"><text:span text:style-name="T4">T</text:span><text:span text:style-name="T1"> (K)</text:span></text:p>
          </draw:text-box>
        </draw:frame>
        <draw:frame draw:style-name="gr4" draw:text-style-name="P3" draw:layer="layout" svg:width="2.132cm" svg:height="0.806cm" draw:transform="rotate (1.56084795005823) translate (1.226cm 7.267cm)">
          <draw:text-box>
            <text:p text:style-name="P2"><text:span text:style-name="T4">P</text:span><text:span text:style-name="T1"> (atm)</text:span></text:p>
          </draw:text-box>
        </draw:frame>
        <draw:line draw:style-name="gr6" draw:text-style-name="P1" draw:layer="layout" svg:x1="4.044cm" svg:y1="10.315cm" svg:x2="4.007cm" svg:y2="7.182cm">
          <text:p text:style-name="P11"/>
        </draw:line>
        <draw:line draw:style-name="gr9" draw:text-style-name="P1" draw:layer="layout" svg:x1="2.698cm" svg:y1="6.414cm" svg:x2="5.235cm" svg:y2="6.392cm">
          <text:p text:style-name="P11"/>
        </draw:line>
        <draw:line draw:style-name="gr9" draw:text-style-name="P1" draw:layer="layout" svg:x1="5.259cm" svg:y1="10.316cm" svg:x2="5.235cm" svg:y2="6.42cm">
          <text:p text:style-name="P11"/>
        </draw:line>
        <draw:frame draw:style-name="gr4" draw:text-style-name="P9" draw:layer="layout" svg:width="1.09cm" svg:height="0.725cm" svg:x="1.749cm" svg:y="7.874cm">
          <draw:text-box>
            <text:p text:style-name="P8"><text:span text:style-name="T5">1.0</text:span></text:p>
          </draw:text-box>
        </draw:frame>
        <draw:frame draw:style-name="gr4" draw:text-style-name="P5" draw:layer="layout" svg:width="1.086cm" svg:height="0.725cm" svg:x="1.749cm" svg:y="6.789cm">
          <draw:text-box>
            <text:p text:style-name="P10"><text:span text:style-name="T2">5.1</text:span></text:p>
          </draw:text-box>
        </draw:frame>
        <draw:frame draw:style-name="gr4" draw:text-style-name="P12" draw:layer="layout" svg:width="0.968cm" svg:height="0.725cm" svg:x="1.849cm" svg:y="6.032cm">
          <draw:text-box>
            <text:p text:style-name="P11"><text:span text:style-name="T6">67</text:span></text:p>
          </draw:text-box>
        </draw:frame>
        <draw:frame draw:style-name="gr4" draw:text-style-name="P7" draw:layer="layout" svg:width="1.323cm" svg:height="0.725cm" svg:x="1.505cm" svg:y="3.633cm">
          <draw:text-box>
            <text:p text:style-name="P13"><text:span text:style-name="T3">72.9</text:span></text:p>
          </draw:text-box>
        </draw:frame>
        <draw:frame draw:style-name="gr4" draw:text-style-name="P9" draw:layer="layout" svg:width="1.556cm" svg:height="0.725cm" svg:x="2.435cm" svg:y="10.289cm">
          <draw:text-box>
            <text:p text:style-name="P8"><text:span text:style-name="T5">194.7</text:span></text:p>
          </draw:text-box>
        </draw:frame>
        <draw:frame draw:style-name="gr4" draw:text-style-name="P5" draw:layer="layout" svg:width="1.556cm" svg:height="0.725cm" svg:x="3.535cm" svg:y="10.289cm">
          <draw:text-box>
            <text:p text:style-name="P10"><text:span text:style-name="T2">216.8</text:span></text:p>
          </draw:text-box>
        </draw:frame>
        <draw:frame draw:style-name="gr4" draw:text-style-name="P12" draw:layer="layout" svg:width="1.793cm" svg:height="0.725cm" svg:x="4.721cm" svg:y="10.289cm">
          <draw:text-box>
            <text:p text:style-name="P11"><text:span text:style-name="T6">298.15</text:span></text:p>
          </draw:text-box>
        </draw:frame>
        <draw:frame draw:style-name="gr4" draw:text-style-name="P7" draw:layer="layout" svg:width="1.556cm" svg:height="0.725cm" svg:x="6.722cm" svg:y="10.289cm">
          <draw:text-box>
            <text:p text:style-name="P13"><text:span text:style-name="T3">304.2</text:span></text:p>
          </draw:text-box>
        </draw:frame>
        <draw:line draw:style-name="gr10" draw:text-style-name="P1" draw:layer="layout" svg:x1="2.699cm" svg:y1="3.972cm" svg:x2="7.366cm" svg:y2="3.951cm">
          <text:p text:style-name="P11"/>
        </draw:line>
        <draw:line draw:style-name="gr10" draw:text-style-name="P1" draw:layer="layout" svg:x1="7.429cm" svg:y1="10.316cm" svg:x2="7.366cm" svg:y2="4.049cm">
          <text:p text:style-name="P11"/>
        </draw:line>
        <draw:frame draw:style-name="gr4" draw:text-style-name="P15" draw:layer="layout" svg:width="0.828cm" svg:height="0.729cm" svg:x="3.834cm" svg:y="10.738cm">
          <draw:text-box>
            <text:p text:style-name="P14"><text:span text:style-name="T7">T</text:span><text:span text:style-name="T8">3</text:span></text:p>
          </draw:text-box>
        </draw:frame>
        <draw:frame draw:style-name="gr4" draw:text-style-name="P17" draw:layer="layout" svg:width="0.828cm" svg:height="0.729cm" svg:x="2.834cm" svg:y="10.739cm">
          <draw:text-box>
            <text:p text:style-name="P16"><text:span text:style-name="T9">T</text:span><text:span text:style-name="T10">b</text:span></text:p>
          </draw:text-box>
        </draw:frame>
        <draw:frame draw:style-name="gr4" draw:text-style-name="P19" draw:layer="layout" svg:width="0.82cm" svg:height="0.729cm" svg:x="7.134cm" svg:y="10.739cm">
          <draw:text-box>
            <text:p text:style-name="P18"><text:span text:style-name="T11">T</text:span><text:span text:style-name="T12">c</text:span></text:p>
          </draw:text-box>
        </draw:frame>
        <draw:frame draw:style-name="gr4" draw:layer="layout" svg:width="1.658cm" svg:height="1.114cm" svg:x="5.339cm" svg:y="1.607cm">
          <draw:text-box>
            <text:p text:style-name="P11">CO<text:span text:style-name="T1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6-04T17:31:51</meta:creation-date>
    <dc:creator>Jussi Eloranta</dc:creator>
    <dc:date>2008-06-05T12:57:04</dc:date>
    <meta:editing-cycles>32</meta:editing-cycles>
    <meta:editing-duration>PT24M52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